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2" svg:font-family="'Lucida Sans'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adrão">
      <style:paragraph-properties fo:text-align="start" style:justify-single-word="false" style:writing-mode="lr-tb"/>
    </style:style>
    <style:style style:name="P2" style:family="paragraph" style:parent-style-name="Padrão">
      <style:paragraph-properties fo:text-align="start" style:justify-single-word="false" style:writing-mode="lr-tb"/>
      <style:text-properties officeooo:paragraph-rsid="0000d593"/>
    </style:style>
    <style:style style:name="P3" style:family="paragraph" style:parent-style-name="Padrão">
      <style:paragraph-properties fo:text-align="start" style:justify-single-word="false" style:writing-mode="lr-tb"/>
    </style:style>
    <style:style style:name="P4" style:family="paragraph" style:parent-style-name="Padrão">
      <style:paragraph-properties fo:text-align="start" style:justify-single-word="false" style:writing-mode="lr-tb"/>
      <style:text-properties officeooo:paragraph-rsid="0000d593"/>
    </style:style>
    <style:style style:name="P5" style:family="paragraph" style:parent-style-name="Padrão">
      <style:paragraph-properties fo:text-align="start" style:justify-single-word="false" style:writing-mode="lr-tb"/>
      <style:text-properties officeooo:paragraph-rsid="0001d310"/>
    </style:style>
    <style:style style:name="P6" style:family="paragraph" style:parent-style-name="Padrão">
      <style:paragraph-properties fo:text-align="start" style:justify-single-word="false" style:writing-mode="lr-tb"/>
      <style:text-properties officeooo:rsid="00011b4b"/>
    </style:style>
    <style:style style:name="P7" style:family="paragraph" style:parent-style-name="Padrão">
      <style:paragraph-properties fo:text-align="start" style:justify-single-word="false" style:writing-mode="lr-tb"/>
      <style:text-properties officeooo:rsid="00011b4b" officeooo:paragraph-rsid="00011b4b"/>
    </style:style>
    <style:style style:name="P8" style:family="paragraph" style:parent-style-name="Padrão">
      <style:paragraph-properties fo:text-align="start" style:justify-single-word="false" style:writing-mode="lr-tb"/>
      <style:text-properties officeooo:rsid="0001d310" officeooo:paragraph-rsid="0001d310"/>
    </style:style>
    <style:style style:name="P9" style:family="paragraph" style:parent-style-name="Padrão">
      <style:paragraph-properties fo:text-align="start" style:justify-single-word="false" style:writing-mode="lr-tb"/>
      <style:text-properties fo:font-weight="normal" officeooo:paragraph-rsid="0001d310" style:font-weight-asian="normal" style:font-weight-complex="normal"/>
    </style:style>
    <style:style style:name="P10" style:family="paragraph" style:parent-style-name="Standard">
      <style:paragraph-properties fo:text-align="start" style:justify-single-word="false" style:writing-mode="lr-tb"/>
      <style:text-properties fo:color="#000000" style:font-name="Cambria" fo:font-size="12pt" style:font-size-asian="12pt"/>
    </style:style>
    <style:style style:name="T1" style:family="text">
      <style:text-properties fo:color="#000000" style:font-name="Cambria" fo:font-size="12pt" fo:font-style="normal" fo:font-weight="normal" style:font-size-asian="12pt" style:font-style-asian="normal" style:font-weight-asian="normal"/>
    </style:style>
    <style:style style:name="T2" style:family="text">
      <style:text-properties fo:color="#000000" style:font-name="Cambria" fo:font-size="12pt" fo:font-style="normal" fo:font-weight="normal" officeooo:rsid="0000d593" style:font-size-asian="12pt" style:font-style-asian="normal" style:font-weight-asian="normal"/>
    </style:style>
    <style:style style:name="T3" style:family="text">
      <style:text-properties fo:color="#000000" style:font-name="Cambria" fo:font-size="12pt" fo:font-style="normal" fo:font-weight="normal" officeooo:rsid="0001d310" style:font-size-asian="12pt" style:font-style-asian="normal" style:font-weight-asian="normal"/>
    </style:style>
    <style:style style:name="T4" style:family="text">
      <style:text-properties fo:color="#000000" style:font-name="Cambria" fo:font-size="12pt" fo:font-style="normal" fo:font-weight="normal" officeooo:rsid="0001d310" style:font-size-asian="12pt" style:font-style-asian="normal" style:font-weight-asian="normal" style:font-weight-complex="normal"/>
    </style:style>
    <style:style style:name="T5" style:family="text">
      <style:text-properties fo:color="#000000" style:font-name="Cambria" fo:font-size="12pt" fo:font-style="normal" fo:font-weight="bold" style:font-size-asian="12pt" style:font-style-asian="normal" style:font-weight-asian="bold" style:font-weight-complex="bold"/>
    </style:style>
    <style:style style:name="T6" style:family="text">
      <style:text-properties fo:color="#000000" style:font-name="Cambria" fo:font-size="12pt" fo:font-style="normal" fo:font-weight="bold" officeooo:rsid="0001d310" style:font-size-asian="12pt" style:font-style-asian="normal" style:font-weight-asian="bold" style:font-weight-complex="bold"/>
    </style:style>
    <style:style style:name="T7" style:family="text">
      <style:text-properties fo:color="#000000" style:font-name="Cambria" fo:font-size="12pt" fo:font-style="normal" officeooo:rsid="0001d310" style:font-size-asian="12pt" style:font-style-asian="normal"/>
    </style:style>
    <style:style style:name="T8" style:family="text">
      <style:text-properties fo:color="#000000" style:font-name="Cambria" fo:font-size="12pt" style:font-size-asian="12pt"/>
    </style:style>
    <style:style style:name="T9" style:family="text">
      <style:text-properties fo:color="#000000" style:font-name="Cambria" fo:font-size="12pt" officeooo:rsid="0000d593" style:font-size-asian="12pt"/>
    </style:style>
    <style:style style:name="T10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1</text:span><text:span text:style-name="T1">)</text:span><text:tab/><text:span text:style-name="T8">Explique</text:span><text:tab/><text:span text:style-name="T8">o</text:span><text:tab/><text:span text:style-name="T8">que</text:span><text:tab/><text:span text:style-name="T8">é</text:span><text:tab/><text:span text:style-name="T8">processamento</text:span><text:tab/><text:span text:style-name="T8">paralelo</text:span><text:tab/><text:span text:style-name="T8">e</text:span><text:tab/><text:span text:style-name="T8">porque surgiu?</text:span></text:p>
      <text:p text:style-name="P1"><text:span text:style-name="T8"><text:tab/></text:span><text:span text:style-name="T9">E um tipo de processo que particiona/divide um processo em parte e distribui entre vario outras unidades de processamento, surgiu com o proposito de diminuir o tempo de processo </text:span></text:p>
      <text:p text:style-name="Standard"/>
      <text:p text:style-name="Standard"/>
      <text:p text:style-name="Standard"/>
      <text:p text:style-name="P1"><text:span text:style-name="T2">2</text:span><text:span text:style-name="T1">)</text:span><text:tab/><text:span text:style-name="T8">Quais</text:span><text:tab/><text:span text:style-name="T8">são</text:span><text:tab/><text:span text:style-name="T8">os</text:span><text:tab/><text:span text:style-name="T8">grãos</text:span><text:tab/><text:span text:style-name="T8">de</text:span><text:tab/><text:span text:style-name="T8">paralelismo?</text:span><text:tab/><text:span text:style-name="T8">Explique-os.</text:span></text:p>
      <text:p text:style-name="P1"><text:span text:style-name="T8"/></text:p>
      <text:p text:style-name="P6"><text:span text:style-name="T8">Grão grosso: o trabalho a ser feito pode ser particionado em unidades de</text:span></text:p>
      <text:p text:style-name="P6"><text:span text:style-name="T8">trabalho grandes</text:span></text:p>
      <text:p text:style-name="P6"><text:span text:style-name="T8"/></text:p>
      <text:p text:style-name="P6"><text:span text:style-name="T8">Grão médio: o trabalho a ser feito só pode ser particionado em unidades de</text:span></text:p>
      <text:p text:style-name="P6"><text:span text:style-name="T8">trabalho médio.</text:span></text:p>
      <text:p text:style-name="P6"><text:span text:style-name="T8"/></text:p>
      <text:p text:style-name="P6"><text:span text:style-name="T8">Grão fino: o trabalho a ser feito só pode ser particionado em unidades de</text:span></text:p>
      <text:p text:style-name="P6"><text:span text:style-name="T8">trabalho pequenas</text:span></text:p>
      <text:p text:style-name="Standard"/>
      <text:p text:style-name="Standard"/>
      <text:p text:style-name="Standard"/>
      <text:p text:style-name="Standard"/>
      <text:p text:style-name="P1"><text:span text:style-name="T1">3)</text:span><text:tab/><text:span text:style-name="T8">Explique</text:span><text:tab/><text:span text:style-name="T8">a</text:span><text:tab/><text:span text:style-name="T8">diferença</text:span><text:tab/><text:span text:style-name="T8">entre</text:span><text:tab/><text:span text:style-name="T8">processamento</text:span><text:tab/><text:span text:style-name="T8">paralelo</text:span><text:tab/><text:span text:style-name="T8">e processamento</text:span><text:tab/><text:span text:style-name="T8">distribuído.</text:span></text:p>
      <text:p text:style-name="Standard"><text:tab/></text:p>
      <text:p text:style-name="Standard"><text:span text:style-name="T10">Processamento Paralelo</text:span> a motivação foi o ganho de desempenho e</text:p>
      <text:p text:style-name="Standard">as unidades ativas estão normalmente na mesma máquina resultando em custos</text:p>
      <text:p text:style-name="Standard">de comunicação menores (baixa latência).</text:p>
      <text:p text:style-name="Standard"/>
      <text:p text:style-name="Standard"><text:span text:style-name="T10">Processamento Distribuído</text:span> a motivação foi a modelagem e o</text:p>
      <text:p text:style-name="Standard">aproveitamento de recursos e as unidades ativas estão normalmente mais</text:p>
      <text:p text:style-name="Standard">afastadas (em uma rede local ou até na Internet) resultando em custos de</text:p>
      <text:p text:style-name="Standard">comunicação maiores (alta latência).</text:p>
      <text:p text:style-name="Standard"/>
      <text:p text:style-name="Standard"/>
      <text:p text:style-name="P1"><text:span text:style-name="T1">4)</text:span><text:tab/><text:span text:style-name="T8">Analise</text:span><text:tab/><text:span text:style-name="T8">a</text:span><text:tab/><text:span text:style-name="T8">seguinte</text:span><text:tab/><text:span text:style-name="T8">afirmação:</text:span><text:tab/><text:span text:style-name="T8">"Se</text:span><text:tab/><text:span text:style-name="T8">quero</text:span><text:tab/><text:span text:style-name="T8">aumentar o desempenho de uma aplicação <text:s/></text:span><text:span text:style-name="T1">só <text:s/></text:span><text:span text:style-name="T8">precisaria executar</text:span><text:tab/><text:span text:style-name="T8">o programa <text:s/>com mais</text:span><text:tab/><text:span text:style-name="T8">unidades ativas". Está correta?</text:span><text:tab/><text:span text:style-name="T8">Por</text:span><text:tab/><text:span text:style-name="T8">que?</text:span></text:p>
      <text:p text:style-name="P7"><text:span text:style-name="T8">Sim mais tende a lembra que:</text:span></text:p>
      <text:p text:style-name="P8"><text:span text:style-name="T8"/></text:p>
      <text:p text:style-name="P1"><text:span text:style-name="T8"><text:tab/>A quantidade de trabalho a ser feita limita o número de unidades ativas que</text:span></text:p>
      <text:p text:style-name="P1"><text:span text:style-name="T8">podem ser usadas de forma eficiente.</text:span></text:p>
      <text:p text:style-name="P1"><text:span text:style-name="T8"/></text:p>
      <text:p text:style-name="P1"><text:span text:style-name="T8"><text:tab/>Um número muito grande de unidades ativas para uma quantidade limitada de</text:span></text:p>
      <text:p text:style-name="P1"><text:span text:style-name="T8">trabalho faz com que os recursos mais se atrapalhem do que se ajudem (o que faz o</text:span></text:p>
      <text:p text:style-name="P1"><text:span text:style-name="T8">tempo aumentar e não diminuir!!!).</text:span></text:p>
      <text:p text:style-name="P1"><text:span text:style-name="T8"/></text:p>
      <text:p text:style-name="P1"><text:span text:style-name="T8"><text:tab/>A incidência de muitos complicadores faz com que o ganho de desempenho não</text:span></text:p>
      <text:p text:style-name="P1"><text:span text:style-name="T8">seja proporcional ao acréscimo de unidades ativas utilizadas (a duplicação do número</text:span></text:p>
      <text:p text:style-name="P1"><text:span text:style-name="T8">de pedreiros de 1 para dois não reduziu o tempo de execução pela metade no exemplo</text:span></text:p>
      <text:p text:style-name="P1"><text:span text:style-name="T8">acima).</text:span></text:p>
      <text:p text:style-name="P10"/>
      <text:p text:style-name="P10"><text:soft-page-break/></text:p>
      <text:p text:style-name="P10"/>
      <text:p text:style-name="P2"><text:span text:style-name="T1">5)</text:span><text:tab/><text:span text:style-name="T8">Explique</text:span><text:tab/><text:span text:style-name="T8">brevemente</text:span><text:tab/><text:span text:style-name="T8">cada</text:span><text:tab/><text:span text:style-name="T8">uma</text:span><text:tab/><text:span text:style-name="T8">das</text:span><text:tab/><text:span text:style-name="T8">cinco</text:span><text:tab/><text:span text:style-name="T8">Arquiteturas</text:span><text:tab/><text:span text:style-name="T8">de</text:span><text:tab/><text:span text:style-name="T8">Paralelismo</text:span><text:tab/><text:span text:style-name="T8">(Pipeline, </text:span><text:span text:style-name="T1">Superescalares,</text:span><text:tab/><text:span text:style-name="T8">Multithread,</text:span><text:tab/><text:span text:style-name="T8">Multi-core</text:span><text:tab/><text:span text:style-name="T8">e</text:span><text:tab/><text:span text:style-name="T8">Many-core).</text:span></text:p>
      <text:p text:style-name="P2"><text:tab/></text:p>
      <text:p text:style-name="P2"><text:tab/><text:span text:style-name="T10">pipeline</text:span> é a execução de uma tarefa através da sua</text:p>
      <text:p text:style-name="P2">divisão num conjunto de subtarefas</text:p>
      <text:p text:style-name="P10"/>
      <text:p text:style-name="P5"><text:span text:style-name="T5">Superescalares</text:span><text:span text:style-name="T3">: é a execução de dois ou mais pipeline.</text:span></text:p>
      <text:p text:style-name="P5"><text:span text:style-name="T3"/></text:p>
      <text:p text:style-name="P5"><text:span text:style-name="T6">Multithread: </text:span><text:span text:style-name="T3">permite o processamento de mais de um fluxo de instruções em paralelo pela arquitetura do processador.</text:span></text:p>
      <text:p text:style-name="P5"><text:span text:style-name="T3"/></text:p>
      <text:p text:style-name="P5"><text:span text:style-name="T6">Multi-core: </text:span><text:span text:style-name="T4">são mais núcleos de processamento.</text:span></text:p>
      <text:p text:style-name="P5"><text:span text:style-name="T4"/></text:p>
      <text:p text:style-name="P5"><text:span text:style-name="T4">Os processadores</text:span><text:span text:style-name="T6"> Manycore</text:span><text:span text:style-name="T4"> são processadores especializados com vários núcleos, projetados para um alto grau de processamento paralelo </text:span></text:p>
      <text:p text:style-name="P9"><text:span text:style-name="T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2" svg:font-family="'Lucida Sans'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2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2" style:font-family-complex="'Lucida Sans'" style:font-family-generic-complex="swiss"/>
    </style:style>
    <style:style style:name="Padrão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Objeto_20_com_20_seta" style:display-name="Objeto com seta" style:family="paragraph" style:parent-style-name="Padrão" style:default-outline-level=""/>
    <style:style style:name="Objeto_20_com_20_sombra" style:display-name="Objeto com sombra" style:family="paragraph" style:parent-style-name="Padrão" style:default-outline-level=""/>
    <style:style style:name="Objeto_20_sem_20_preenchimento" style:display-name="Objeto sem preenchimento" style:family="paragraph" style:parent-style-name="Padrão" style:default-outline-level=""/>
    <style:style style:name="Objeto_20_sem_20_preenchimento_20_nem_20_linha" style:display-name="Objeto sem preenchimento nem linha" style:family="paragraph" style:parent-style-name="Padrão" style:default-outline-level=""/>
    <style:style style:name="Corpo_20_do_20_texto" style:display-name="Corpo do texto" style:family="paragraph" style:parent-style-name="Padrão" style:default-outline-level="">
      <style:text-properties fo:font-size="16pt" style:font-size-asian="16pt"/>
    </style:style>
    <style:style style:name="Corpo_20_do_20_texto_20_justificado" style:display-name="Corpo do texto justificado" style:family="paragraph" style:parent-style-name="Padrão" style:default-outline-level="">
      <style:paragraph-properties fo:text-align="start" style:justify-single-word="false"/>
    </style:style>
    <style:style style:name="Recuo_20_da_20_primeira_20_linha" style:display-name="Recuo da primeira linha" style:family="paragraph" style:parent-style-name="Padrão" style:default-outline-level="">
      <style:paragraph-properties fo:margin-left="0cm" fo:margin-right="0cm" fo:text-indent="0.6cm" style:auto-text-indent="false"/>
    </style:style>
    <style:style style:name="Título1" style:family="paragraph" style:parent-style-name="Padrão" style:default-outline-level="">
      <style:paragraph-properties fo:text-align="center" style:justify-single-word="false"/>
      <style:text-properties fo:font-size="24pt" style:font-size-asian="24pt"/>
    </style:style>
    <style:style style:name="Título2" style:family="paragraph" style:parent-style-name="Padrão" style:default-outline-level="">
      <style:paragraph-properties fo:margin-left="0cm" fo:margin-right="0.199cm" fo:margin-top="0.101cm" fo:margin-bottom="0.101cm" loext:contextual-spacing="false" fo:text-align="center" style:justify-single-word="false" fo:text-indent="0cm" style:auto-text-indent="false"/>
      <style:text-properties fo:font-size="36pt" style:font-size-asian="36pt"/>
    </style:style>
    <style:style style:name="Linha_20_de_20_cota" style:display-name="Linha de cota" style:family="paragraph" style:parent-style-name="Padrão" style:default-outline-level="">
      <style:text-properties fo:font-size="12pt" style:font-size-asian="12pt"/>
    </style:style>
    <style:style style:name="master-page3_7e_LT_7e_Gliederung_20_1" style:display-name="master-page3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_7e_LT_7e_Gliederung_20_2" style:display-name="master-page3~LT~Gliederung 2" style:family="paragraph" style:parent-style-name="master-page3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_7e_LT_7e_Gliederung_20_3" style:display-name="master-page3~LT~Gliederung 3" style:family="paragraph" style:parent-style-name="master-page3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_7e_LT_7e_Gliederung_20_4" style:display-name="master-page3~LT~Gliederung 4" style:family="paragraph" style:parent-style-name="master-page3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5" style:display-name="master-page3~LT~Gliederung 5" style:family="paragraph" style:parent-style-name="master-page3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6" style:display-name="master-page3~LT~Gliederung 6" style:family="paragraph" style:parent-style-name="master-page3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7" style:display-name="master-page3~LT~Gliederung 7" style:family="paragraph" style:parent-style-name="master-page3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8" style:display-name="master-page3~LT~Gliederung 8" style:family="paragraph" style:parent-style-name="master-page3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9" style:display-name="master-page3~LT~Gliederung 9" style:family="paragraph" style:parent-style-name="master-page3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Titel" style:display-name="master-page3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_7e_LT_7e_Untertitel" style:display-name="master-page3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_7e_LT_7e_Notizen" style:display-name="master-page3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_7e_LT_7e_Hintergrundobjekte" style:display-name="master-page3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3_7e_LT_7e_Hintergrund" style:display-name="master-page3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Lucida Sans" fo:font-family="'Lucida Sans'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Objetos_20_do_20_plano_20_de_20_fundo" style:display-name="Objetos do plano de fundo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lano_20_de_20_fundo" style:display-name="Plano de fundo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a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strutura_20_de_20_tópicos_20_1" style:display-name="Estrutura de tópicos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strutura_20_de_20_tópicos_20_2" style:display-name="Estrutura de tópicos 2" style:family="paragraph" style:parent-style-name="Estrutura_20_de_20_tópicos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Estrutura_20_de_20_tópicos_20_3" style:display-name="Estrutura de tópicos 3" style:family="paragraph" style:parent-style-name="Estrutura_20_de_20_tópicos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Estrutura_20_de_20_tópicos_20_4" style:display-name="Estrutura de tópicos 4" style:family="paragraph" style:parent-style-name="Estrutura_20_de_20_tópicos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5" style:display-name="Estrutura de tópicos 5" style:family="paragraph" style:parent-style-name="Estrutura_20_de_20_tópicos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6" style:display-name="Estrutura de tópicos 6" style:family="paragraph" style:parent-style-name="Estrutura_20_de_20_tópicos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7" style:display-name="Estrutura de tópicos 7" style:family="paragraph" style:parent-style-name="Estrutura_20_de_20_tópicos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8" style:display-name="Estrutura de tópicos 8" style:family="paragraph" style:parent-style-name="Estrutura_20_de_20_tópicos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9" style:display-name="Estrutura de tópicos 9" style:family="paragraph" style:parent-style-name="Estrutura_20_de_20_tópicos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7T20:31:05.170000000</meta:creation-date>
    <meta:generator>LibreOffice/6.0.4.2$Windows_X86_64 LibreOffice_project/9b0d9b32d5dcda91d2f1a96dc04c645c450872bf</meta:generator>
    <dc:date>2020-02-17T21:53:35.711000000</dc:date>
    <meta:editing-duration>PT45M8S</meta:editing-duration>
    <meta:editing-cycles>2</meta:editing-cycles>
    <meta:document-statistic meta:table-count="0" meta:image-count="0" meta:object-count="0" meta:page-count="2" meta:paragraph-count="37" meta:word-count="374" meta:character-count="2362" meta:non-whitespace-character-count="2011"/>
  </office:meta>
</office:document-meta>
</file>